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Inconsolata" svg:font-family="Inconsolata" style:font-pitch="fixed"/>
    <style:font-face style:name="Latin Modern Roman Demi" svg:font-family="'Latin Modern Roman Demi'" style:font-pitch="variable"/>
    <style:font-face style:name="Latin Modern Roman Dunhill" svg:font-family="'Latin Modern Roman Dunhill'" style:font-pitch="variable"/>
    <style:font-face style:name="Lato" svg:font-family="Lato" style:font-pitch="variable"/>
    <style:font-face style:name="Lato Semibold" svg:font-family="'Lato Semibold'" style:font-adornments="Semibold" style:font-pitch="variable"/>
    <style:font-face style:name="Libre Baskerville" svg:font-family="'Libre Baskerville'" style:font-pitch="variable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JP Light" svg:font-family="'Noto Sans CJK JP Light'" style:font-family-generic="swiss" style:font-pitch="variable"/>
    <style:font-face style:name="Noto Sans CJK TC Black" svg:font-family="'Noto Sans CJK TC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normal" fo:font-weight="normal" officeooo:rsid="001b5c82" officeooo:paragraph-rsid="001b5c82" fo:background-color="transparent" style:font-size-asian="11pt" style:font-style-asian="normal" style:font-size-complex="11pt" style:font-style-complex="normal"/>
    </style:style>
    <style:style style:name="P2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normal" fo:font-weight="normal" officeooo:rsid="001b5c82" officeooo:paragraph-rsid="001cf4ea" fo:background-color="transparent" style:font-size-asian="11pt" style:font-style-asian="normal" style:font-size-complex="11pt" style:font-style-complex="normal"/>
    </style:style>
    <style:style style:name="P3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normal" fo:font-weight="normal" officeooo:rsid="001cf4ea" officeooo:paragraph-rsid="001cf4ea" fo:background-color="transparent" style:font-size-asian="11pt" style:font-style-asian="normal" style:font-size-complex="11pt" style:font-style-complex="normal"/>
    </style:style>
    <style:style style:name="P4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normal" officeooo:rsid="001b5c82" officeooo:paragraph-rsid="001b5c82" fo:background-color="transparent" style:font-size-asian="11pt" style:font-style-asian="normal" style:font-size-complex="11pt" style:font-style-complex="normal"/>
    </style:style>
    <style:style style:name="P5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normal" officeooo:rsid="001b5c82" officeooo:paragraph-rsid="001cf4ea" fo:background-color="transparent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normal" officeooo:rsid="001cf4ea" officeooo:paragraph-rsid="0021e2b0" fo:background-color="transparent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normal" officeooo:rsid="001cf4ea" officeooo:paragraph-rsid="0023c869" fo:background-color="transparent" style:font-size-asian="11pt" style:font-style-asian="normal" style:font-size-complex="11pt" style:font-style-complex="normal"/>
    </style:style>
    <style:style style:name="P8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normal" officeooo:rsid="001cf4ea" officeooo:paragraph-rsid="001cf4ea" fo:background-color="transparent" style:font-size-asian="11pt" style:font-style-asian="normal" style:font-size-complex="11pt" style:font-style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italic" fo:font-weight="normal" officeooo:rsid="001b5c82" officeooo:paragraph-rsid="001f0fdb" fo:background-color="transparent" style:font-size-asian="11pt" style:font-style-asian="italic" style:font-size-complex="11pt" style:font-style-complex="italic"/>
    </style:style>
    <style:style style:name="P10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officeooo:paragraph-rsid="002703e3" style:font-size-asian="11pt" style:font-size-complex="11pt"/>
    </style:style>
    <style:style style:name="P11" style:family="paragraph" style:parent-style-name="Text_20_body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re Baskerville" fo:font-size="13pt" fo:letter-spacing="normal" officeooo:paragraph-rsid="0025846f" style:font-size-asian="13pt" style:font-size-complex="13pt"/>
    </style:style>
    <style:style style:name="P12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normal" fo:font-weight="normal" officeooo:rsid="001b5c82" officeooo:paragraph-rsid="001b5c82" fo:background-color="transparent" style:font-size-asian="11pt" style:font-style-asian="normal" style:font-size-complex="11pt" style:font-style-complex="normal"/>
    </style:style>
    <style:style style:name="P13" style:family="paragraph" style:parent-style-name="Table_20_Contents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normal" fo:font-weight="normal" officeooo:rsid="001cf4ea" officeooo:paragraph-rsid="001cf4ea" fo:background-color="transparent" style:font-size-asian="11pt" style:font-style-asian="normal" style:font-size-complex="11pt" style:font-style-complex="normal"/>
    </style:style>
    <style:style style:name="P14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normal" fo:font-weight="normal" officeooo:rsid="001cf4ea" officeooo:paragraph-rsid="001cf4ea" fo:background-color="transparent" style:font-size-asian="11pt" style:font-style-asian="normal" style:font-size-complex="11pt" style:font-style-complex="normal"/>
    </style:style>
    <style:style style:name="P15" style:family="paragraph" style:parent-style-name="Table_20_Contents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normal" fo:font-weight="normal" officeooo:rsid="0021e2b0" officeooo:paragraph-rsid="0022c3d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able_20_Contents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normal" officeooo:paragraph-rsid="0021e2b0" fo:background-color="transparent" style:font-size-asian="11pt" style:font-style-asian="normal" style:font-size-complex="11pt" style:font-style-complex="normal"/>
    </style:style>
    <style:style style:name="P17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normal" officeooo:paragraph-rsid="001a0053" fo:background-color="transparent" style:font-size-asian="11pt" style:font-style-asian="normal" style:font-size-complex="11pt" style:font-style-complex="normal"/>
    </style:style>
    <style:style style:name="P18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normal" officeooo:paragraph-rsid="001b5c82" fo:background-color="transparent" style:font-size-asian="11pt" style:font-style-asian="normal" style:font-size-complex="11pt" style:font-style-complex="normal"/>
    </style:style>
    <style:style style:name="P19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normal" officeooo:rsid="001b5c82" officeooo:paragraph-rsid="001b5c82" fo:background-color="transparent" style:font-size-asian="11pt" style:font-style-asian="normal" style:font-size-complex="11pt" style:font-style-complex="normal"/>
    </style:style>
    <style:style style:name="P20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normal" officeooo:rsid="001b5c82" officeooo:paragraph-rsid="001cf4ea" fo:background-color="transparent" style:font-size-asian="11pt" style:font-style-asian="normal" style:font-size-complex="11pt" style:font-style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normal" officeooo:rsid="001b5c82" officeooo:paragraph-rsid="001cf4ea" fo:background-color="transparent" style:font-size-asian="11pt" style:font-style-asian="normal" style:font-size-complex="11pt" style:font-style-complex="normal"/>
    </style:style>
    <style:style style:name="P22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normal" officeooo:rsid="001cf4ea" officeooo:paragraph-rsid="001cf4ea" fo:background-color="transparent" style:font-size-asian="11pt" style:font-style-asian="normal" style:font-size-complex="11pt" style:font-style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normal" officeooo:rsid="0020f7ca" officeooo:paragraph-rsid="0020f7ca" fo:background-color="transparent" style:font-size-asian="11pt" style:font-style-asian="normal" style:font-size-complex="11pt" style:font-style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normal" fo:font-weight="bold" officeooo:rsid="0021e2b0" officeooo:paragraph-rsid="0022c3d0" fo:background-color="transparent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italic" fo:font-weight="normal" officeooo:rsid="001cf4ea" officeooo:paragraph-rsid="001cf4ea" fo:background-color="transparent" style:font-size-asian="11pt" style:font-style-asian="italic" style:font-size-complex="11pt" style:font-style-complex="italic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italic" fo:font-weight="normal" officeooo:rsid="001cf4ea" officeooo:paragraph-rsid="001cf4ea" fo:background-color="transparent" style:font-size-asian="11pt" style:font-style-asian="italic" style:font-size-complex="11pt" style:font-style-complex="italic"/>
    </style:style>
    <style:style style:name="P27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Libre Baskerville" fo:font-size="11pt" fo:letter-spacing="normal" fo:font-style="italic" officeooo:rsid="001cf4ea" officeooo:paragraph-rsid="001cf4ea" fo:background-color="transparent" style:font-size-asian="11pt" style:font-style-asian="italic" style:font-size-complex="11pt" style:font-style-complex="italic"/>
    </style:style>
    <style:style style:name="P28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Libre Baskerville" fo:font-size="13pt" fo:letter-spacing="normal" fo:font-style="normal" fo:font-weight="bold" officeooo:rsid="0021e2b0" officeooo:paragraph-rsid="0021e2b0" fo:background-color="transparent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style:font-name="Libre Baskerville" fo:font-size="13pt" fo:letter-spacing="normal" fo:font-style="normal" fo:font-weight="bold" officeooo:rsid="0021e2b0" officeooo:paragraph-rsid="0021e2b0" fo:background-color="transparent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Libre Baskerville" fo:font-size="14pt" fo:letter-spacing="normal" fo:font-style="normal" fo:font-weight="bold" officeooo:rsid="0021e2b0" officeooo:paragraph-rsid="0021e2b0" fo:background-color="transparent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fo:letter-spacing="normal" officeooo:paragraph-rsid="0023c869"/>
    </style:style>
    <style:style style:name="P32" style:family="paragraph" style:parent-style-name="Table_20_Contents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fo:letter-spacing="normal" officeooo:paragraph-rsid="0023c869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fo:font-size="13pt" fo:letter-spacing="normal" fo:font-weight="bold" officeooo:rsid="0023c869" officeooo:paragraph-rsid="0023c869" style:font-size-asian="13pt" style:font-weight-asian="bold" style:font-size-complex="13pt" style:font-weight-complex="bold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fo:font-size="13pt" fo:letter-spacing="normal" fo:font-weight="normal" officeooo:rsid="0023c869" officeooo:paragraph-rsid="0023c869" style:font-size-asian="13pt" style:font-weight-asian="normal" style:font-size-complex="13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fo:font-size="11pt" fo:letter-spacing="normal" fo:font-weight="normal" officeooo:rsid="0023c869" officeooo:paragraph-rsid="0023c869" style:font-size-asian="9.60000038146973pt" style:font-weight-asian="normal" style:font-size-complex="11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orphans="2" fo:widows="2" fo:text-indent="0cm" style:auto-text-indent="false"/>
      <style:text-properties fo:font-variant="normal" fo:text-transform="none" fo:color="#000000" fo:font-size="9.5pt" fo:letter-spacing="normal" fo:font-weight="normal" officeooo:rsid="0023c869" officeooo:paragraph-rsid="0023c869" style:font-size-asian="9.5pt" style:font-weight-asian="normal" style:font-size-complex="9.5pt" style:font-weight-complex="normal"/>
    </style:style>
    <style:style style:name="P37" style:family="paragraph" style:parent-style-name="Table_20_Contents" style:master-page-name="">
      <loext:graphic-properties draw:fill="none"/>
      <style:paragraph-properties fo:margin-left="0cm" fo:margin-right="-0.801cm" fo:line-height="100%" fo:text-align="center" style:justify-single-word="false" fo:orphans="2" fo:widows="2" fo:text-indent="0cm" style:auto-text-indent="false" style:page-number="auto" fo:background-color="transparent" text:number-lines="false" text:line-number="0">
        <style:tab-stops>
          <style:tab-stop style:position="0cm"/>
        </style:tab-stops>
      </style:paragraph-properties>
      <style:text-properties fo:font-variant="normal" fo:text-transform="none" fo:color="#000000" style:font-name="Libre Baskerville" fo:font-size="11pt" fo:letter-spacing="normal" fo:font-style="normal" officeooo:rsid="001b5c82" officeooo:paragraph-rsid="001cf4ea" fo:background-color="transparent" style:font-size-asian="11pt" style:font-style-asian="normal" style:font-size-complex="11pt" style:font-style-complex="normal"/>
    </style:style>
    <style:style style:name="P38" style:family="paragraph">
      <style:paragraph-properties fo:text-align="center"/>
    </style:style>
    <style:style style:name="T1" style:family="text">
      <style:text-properties officeooo:rsid="001a0053"/>
    </style:style>
    <style:style style:name="T2" style:family="text">
      <style:text-properties fo:font-weight="normal"/>
    </style:style>
    <style:style style:name="T3" style:family="text">
      <style:text-properties fo:font-weight="normal" officeooo:rsid="001a005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1e2b0" style:font-weight-asian="normal" style:font-weight-complex="normal"/>
    </style:style>
    <style:style style:name="T6" style:family="text">
      <style:text-properties fo:font-weight="normal" officeooo:rsid="001b5c82"/>
    </style:style>
    <style:style style:name="T7" style:family="text">
      <style:text-properties fo:font-weight="normal" officeooo:rsid="00207451"/>
    </style:style>
    <style:style style:name="T8" style:family="text">
      <style:text-properties fo:font-weight="normal" officeooo:rsid="001cf4ea"/>
    </style:style>
    <style:style style:name="T9" style:family="text">
      <style:text-properties fo:font-weight="normal" officeooo:rsid="002703e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1e2b0" style:font-weight-asian="bold" style:font-weight-complex="bold"/>
    </style:style>
    <style:style style:name="T12" style:family="text">
      <style:text-properties style:text-position="super 58%" style:font-name="Libre Baskerville" fo:font-size="11pt" fo:language="pt" fo:country="PT" fo:font-style="normal" fo:font-weight="normal" officeooo:rsid="0022c3d0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style="italic" fo:font-weight="normal" style:font-style-asian="italic" style:font-style-complex="italic"/>
    </style:style>
    <style:style style:name="T14" style:family="text">
      <style:text-properties fo:font-style="italic" fo:font-weight="normal" officeooo:rsid="001b5c82" style:font-style-asian="italic" style:font-style-complex="italic"/>
    </style:style>
    <style:style style:name="T15" style:family="text">
      <style:text-properties fo:font-style="italic" fo:font-weight="normal" officeooo:rsid="001cf4ea" style:font-style-asian="italic" style:font-style-complex="italic"/>
    </style:style>
    <style:style style:name="T16" style:family="text">
      <style:text-properties style:text-position="0% 100%" fo:language="pt" fo:country="PT"/>
    </style:style>
    <style:style style:name="T17" style:family="text">
      <style:text-properties style:text-position="0% 100%" fo:language="pt" fo:country="PT" fo:font-style="normal" fo:font-weight="normal" officeooo:rsid="0023c869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style:text-position="0% 100%" fo:language="pt" fo:country="PT" fo:font-style="normal" fo:font-weight="normal" officeooo:rsid="001a0053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style:text-position="0% 100%" fo:language="pt" fo:country="PT" fo:font-style="normal" fo:font-weight="normal" officeooo:rsid="0025846f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style:text-position="0% 100%" fo:language="pt" fo:country="PT" fo:font-style="normal" fo:font-weight="normal" officeooo:rsid="002703e3" fo:background-color="transparent" loext:char-shading-value="0" style:font-style-asian="normal" style:font-weight-asian="normal" style:font-style-complex="normal" style:font-weight-complex="normal"/>
    </style:style>
    <style:style style:name="T21" style:family="text">
      <style:text-properties style:text-position="0% 100%" fo:language="pt" fo:country="PT" fo:font-style="normal" fo:font-weight="bold" officeooo:rsid="0023c869" fo:background-color="transparent" loext:char-shading-value="0" style:font-style-asian="normal" style:font-weight-asian="bold" style:font-style-complex="normal" style:font-weight-complex="bold"/>
    </style:style>
    <style:style style:name="T22" style:family="text">
      <style:text-properties style:text-position="0% 100%" style:font-name="Libre Baskerville" fo:font-size="11pt" fo:language="pt" fo:country="PT" fo:font-style="normal" fo:font-weight="normal" officeooo:rsid="0022c3d0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text-position="0% 100%" style:font-name="Libre Baskerville" fo:font-size="11pt" fo:language="pt" fo:country="PT" fo:font-style="normal" fo:font-weight="normal" officeooo:rsid="001b5c82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text-position="0% 100%" style:font-name="Libre Baskerville" fo:font-size="11pt" fo:language="pt" fo:country="PT" fo:font-style="normal" fo:font-weight="normal" officeooo:rsid="001a0053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text-position="0% 100%" style:font-name="Libre Baskerville" fo:font-size="11pt" fo:language="pt" fo:country="PT" fo:font-style="normal" fo:font-weight="normal" officeooo:rsid="0023c869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text-position="0% 100%" style:font-name="Libre Baskerville" fo:font-size="11pt" fo:language="pt" fo:country="PT" fo:font-style="normal" officeooo:rsid="0022c3d0" fo:background-color="transparent" loext:char-shading-value="0" style:font-size-asian="9.60000038146973pt" style:font-style-asian="normal" style:font-size-complex="11pt" style:font-style-complex="normal"/>
    </style:style>
    <style:style style:name="T27" style:family="text">
      <style:text-properties style:text-position="0% 100%" style:font-name="Libre Baskerville" fo:font-size="11pt" fo:language="pt" fo:country="PT" officeooo:rsid="001a0053" style:font-size-asian="11pt" style:font-size-complex="11pt"/>
    </style:style>
    <style:style style:name="T28" style:family="text">
      <style:text-properties style:text-position="0% 100%" style:font-name="Libre Baskerville" fo:language="pt" fo:country="PT" fo:font-style="normal" fo:font-weight="normal" officeooo:rsid="0023c869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style:text-position="0% 100%" style:font-name="Libre Baskerville" fo:language="pt" fo:country="PT" fo:font-style="normal" fo:font-weight="normal" officeooo:rsid="001a0053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style:text-position="0% 100%" style:font-name="Libre Baskerville" fo:language="pt" fo:country="PT" fo:font-style="normal" officeooo:rsid="0022c3d0" fo:background-color="transparent" loext:char-shading-value="0" style:font-style-asian="normal" style:font-style-complex="normal"/>
    </style:style>
    <style:style style:name="T31" style:family="text">
      <style:text-properties style:text-position="0% 100%" style:font-name="Libre Baskerville" fo:language="pt" fo:country="PT" fo:font-style="normal" fo:background-color="transparent" loext:char-shading-value="0" style:font-style-asian="normal" style:font-style-complex="normal"/>
    </style:style>
    <style:style style:name="T32" style:family="text">
      <style:text-properties style:font-name="Libre Baskerville" fo:font-size="11pt" fo:font-style="normal" fo:font-weight="normal" officeooo:rsid="0021e2b0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Libre Baskerville" fo:font-size="11pt" fo:language="pt" fo:country="PT" fo:font-style="normal" fo:font-weight="normal" officeooo:rsid="0021e2b0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color="#333333" style:text-position="0% 100%" fo:font-size="11pt" fo:language="pt" fo:country="PT" fo:font-weight="normal" style:font-size-asian="11pt" style:font-weight-asian="normal" style:font-size-complex="11pt" style:font-weight-complex="normal"/>
    </style:style>
    <style:style style:name="T35" style:family="text">
      <style:text-properties fo:color="#333333" style:text-position="0% 100%" fo:language="pt" fo:country="PT" fo:font-weight="normal" style:font-weight-asian="normal" style:font-weight-complex="normal"/>
    </style:style>
    <style:style style:name="T36" style:family="text">
      <style:text-properties officeooo:rsid="0025846f"/>
    </style:style>
    <style:style style:name="Sect1" style:family="section">
      <style:section-properties text:dont-balance-text-columns="false" style:editable="false">
        <style:columns fo:column-count="2">
          <style:column style:rel-width="8221*" fo:start-indent="0cm" fo:end-indent="0cm"/>
          <style:column style:rel-width="1417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4">
          <style:column style:rel-width="2835*" fo:start-indent="0cm" fo:end-indent="0cm"/>
          <style:column style:rel-width="1417*" fo:start-indent="0cm" fo:end-indent="0cm"/>
          <style:column style:rel-width="3968*" fo:start-indent="0cm" fo:end-indent="0cm"/>
          <style:column style:rel-width="1418*" fo:start-indent="0cm" fo:end-indent="0cm"/>
        </style:columns>
      </style:section-properties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0">Nome: </text:span>Luís Felipe de Melo Costa Silva</text:p>
      <text:p text:style-name="P23"><text:span text:style-name="T10">Número USP:</text:span> 9297961</text:p>
      <text:p text:style-name="P17"/>
      <text:p text:style-name="P28">Lista 3 – MAC0444</text:p>
      <text:p text:style-name="P30"/>
      <text:p text:style-name="P29">Exercício 1.</text:p>
      <text:p text:style-name="P24">a) <text:span text:style-name="T4">O conceito descreve um ser humano que não é do sexo feminino, que existe um</text:span></text:p>
      <text:p text:style-name="P24"><text:span text:style-name="T4">médico que é casado com ele, e que todos os seus filhos são professores ou médicos.</text:span></text:p>
      <text:p text:style-name="P15"><text:span text:style-name="T10">b)</text:span> Usando uma interpretação de mundo fechado, nenhuma das quatro pessoas mencionadas pertence a esse conceito, <text:span text:style-name="T36">pois Marta e Olívia são mulheres, não sabemos se João é casado e Pedro tem uma filha que não é médica ou professora.</text:span> Interpretando o mundo como aberto, não há como ter certeza disso, pois Marta pode ser médica ou professora, embora esteja desempregada.</text:p>
      <text:p text:style-name="P16"><text:span text:style-name="T11">c)</text:span><text:span text:style-name="T5"> Sim, se Marta não existisse, a resposta com uma interpretação de mundo fechado seria de que Pedro pertence a esse conceito.</text:span></text:p>
      <text:p text:style-name="P16"><text:span text:style-name="T5"/></text:p>
      <text:p text:style-name="P29">Exercício 2.</text:p>
      <text:p text:style-name="P31"><text:span text:style-name="T32">Considere a seguinte interpretação:</text:span></text:p>
      <text:p text:style-name="P32"><text:bookmark text:name="firstHeading"/><text:span text:style-name="T33">Δ</text:span><text:span text:style-name="T12">I <text:s/></text:span><text:span text:style-name="T25">= </text:span><text:span text:style-name="T22">{a, b}</text:span></text:p>
      <text:p text:style-name="P32"><text:span text:style-name="T22">Pessoa</text:span><text:span text:style-name="T12">I</text:span><text:span text:style-name="T22"> = {a, b}</text:span></text:p>
      <text:p text:style-name="P32"><text:span text:style-name="T22">Homem</text:span><text:span text:style-name="T12">I</text:span><text:span text:style-name="T22"> = {a}</text:span></text:p>
      <text:p text:style-name="P32"><text:span text:style-name="T22">Mulher</text:span><text:span text:style-name="T12">I</text:span><text:span text:style-name="T22"> = {}</text:span></text:p>
      <text:p text:style-name="P31"><text:span text:style-name="T22">Assim, podemos concluir que Pessoa </text:span><text:span text:style-name="T23">⨅ ¬</text:span><text:span text:style-name="T24">Homem </text:span><text:span text:style-name="T27">≢</text:span><text:span text:style-name="T24"> </text:span><text:span text:style-name="T22">Mulher. </text:span></text:p>
      <text:p text:style-name="P31"><text:span text:style-name="T22"/></text:p>
      <text:p text:style-name="P33"><text:span text:style-name="T30">E</text:span><text:span text:style-name="T31">xercício 3.</text:span></text:p>
      <text:p text:style-name="P35"><text:span text:style-name="T31">Usando as regras de tradução de Lógica de Descrição para Lógica de Primeira Ordem, teremos:</text:span></text:p>
      <text:p text:style-name="P35"><text:span text:style-name="T31"/></text:p>
      <text:p text:style-name="P36"><text:span text:style-name="T31">∀x(PaiDeMedicos(x)) → ∃y(temFilho(x, y)∧(Homem(y)∨Mulher(y)))∧∀y(temFilho(x, y) <text:s/>→ Medico(y))</text:span></text:p>
      <text:p text:style-name="P34"><text:span text:style-name="T30"/></text:p>
      <text:p text:style-name="P11"><text:span text:style-name="T21">Exercício 4.</text:span></text:p>
      <text:p text:style-name="P10"><text:span text:style-name="T17">Para provarmos que Vegano </text:span><text:span text:style-name="T35">⊑</text:span><text:span text:style-name="T17"> Vegetariano, é necessário mostrar que o conceito Vegano </text:span><text:span text:style-name="T18">⨅ </text:span><text:span text:style-name="T17">¬Vegetariano é insatisfazı́vel. Usando as regras de Tableau </text:span><text:span text:style-name="T19">(trocando os conceitos pelos equivalentes) </text:span><text:span text:style-name="T20">e sabendo que </text:span><text:span text:style-name="T17">¬Vegetariano </text:span><text:span text:style-name="T20">☰ </text:span><text:span text:style-name="T18">(</text:span><text:span text:style-name="T20">¬</text:span><text:span text:style-name="T18">Homem ⨅ ¬Mulher) ⨆ ∃come.(¬Planta ⨅ ¬Latic</text:span><text:span text:style-name="T20">í</text:span><text:span text:style-name="T18">nio)):</text:span></text:p>
      <text:p text:style-name="P17"/>
      <text:p text:style-name="P17"><text:span text:style-name="T1">((Homem ⨅ ∀come.Planta) ⨅ ((</text:span><text:span text:style-name="T2">¬</text:span><text:span text:style-name="T3">Homem ⨅ ¬Mulher) ⨆ ∃come.(¬Planta ⨅ ¬Lat</text:span><text:span text:style-name="T9">i</text:span><text:span text:style-name="T3">c</text:span><text:span text:style-name="T9">í</text:span><text:span text:style-name="T3">nio)))</text:span></text:p>
      <text:section text:style-name="Sect1" text:name="Seção1">
        <text:p text:style-name="P18"><text:span text:style-name="T3">(Homem ⨅ ∀come.Planta)</text:span><text:span text:style-name="T6">(x)</text:span></text:p>
        <text:p text:style-name="P18"><text:span text:style-name="T3">((¬Homem ⨅ ¬Mulher) ⨆ ∃come.(¬Planta ⨅ ¬Latic</text:span><text:span text:style-name="T9">í</text:span><text:span text:style-name="T3">nio))</text:span><text:span text:style-name="T6">(x)</text:span></text:p>
        <text:p text:style-name="P12">Homem(x)</text:p>
        <text:p text:style-name="P19"><text:span text:style-name="T2">(</text:span><text:span text:style-name="T3">∀come.Planta)</text:span><text:span text:style-name="T2">(x)</text:span></text:p>
        <text:p text:style-name="P4"><text:span text:style-name="T2">⨅-</text:span><text:span text:style-name="T13">Rule</text:span></text:p>
        <text:p text:style-name="P1">“</text:p>
        <text:p text:style-name="P4"><text:span text:style-name="T2">⨅-</text:span><text:span text:style-name="T13">Rule</text:span></text:p>
        <text:p text:style-name="P1">“</text:p>
      </text:section>
      <text:p text:style-name="P6"><draw:line text:anchor-type="paragraph" draw:z-index="0" draw:name="Forma1" draw:style-name="gr1" draw:text-style-name="P38" svg:x1="5.696cm" svg:y1="0.118cm" svg:x2="4.135cm" svg:y2="0.938cm"><text:p/></draw:line><draw:line text:anchor-type="paragraph" draw:z-index="1" draw:name="Forma1" draw:style-name="gr1" draw:text-style-name="P38" svg:x1="10.22cm" svg:y1="0.992cm" svg:x2="8.447cm" svg:y2="0.145cm"><text:p/></draw:line><text:span text:style-name="T6"> <text:s text:c="129"/></text:span></text:p>
      <text:p text:style-name="P9"/>
      <text:section text:style-name="Sect2" text:name="Seção2">
        <text:p text:style-name="P19"><text:span text:style-name="T3">(¬Homem ⨅ ¬Mulher)</text:span><text:span text:style-name="T2">(x)</text:span></text:p>
        <text:p text:style-name="P19"><text:span text:style-name="T3">¬Homem</text:span><text:span text:style-name="T2">(x)</text:span></text:p>
        <text:p text:style-name="P19"><text:span text:style-name="T3">¬Mulher</text:span><text:span text:style-name="T2">(x</text:span><text:span text:style-name="T7">)</text:span></text:p>
        <text:p text:style-name="P25">&lt;CLASH&gt;</text:p>
        <text:p text:style-name="P13"/>
        <text:p text:style-name="P2"/>
        <text:p text:style-name="P2"/>
        <text:p text:style-name="P7"><text:span text:style-name="T6">⨆-</text:span><text:span text:style-name="T14">Rule</text:span></text:p>
        <text:p text:style-name="P5"><text:span text:style-name="T2">⨅-</text:span><text:span text:style-name="T13">Rule</text:span></text:p>
        <text:p text:style-name="P2">“</text:p>
        <text:p text:style-name="P2"/>
        <text:p text:style-name="P2"/>
        <text:p text:style-name="P2"/>
        <text:p text:style-name="P2"/>
        <text:p text:style-name="P20"><text:span text:style-name="T8">(</text:span><text:span text:style-name="T3">∃come.(¬Planta ⨅ ¬Latic</text:span><text:span text:style-name="T9">í</text:span><text:span text:style-name="T3">nio))</text:span><text:span text:style-name="T2">(x)</text:span></text:p>
        <text:p text:style-name="P14">come(x,y)</text:p>
        <text:p text:style-name="P37"><text:span text:style-name="T3">(¬Planta ⨅ ¬Latic</text:span><text:span text:style-name="T9">í</text:span><text:span text:style-name="T3">nio)</text:span><text:span text:style-name="T2">(</text:span><text:span text:style-name="T8">y</text:span><text:span text:style-name="T2">)</text:span></text:p>
        <text:p text:style-name="P20"><text:span text:style-name="T3">¬Planta</text:span><text:span text:style-name="T8">(y)</text:span></text:p>
        <text:p text:style-name="P20"><text:span text:style-name="T3">¬Latic</text:span><text:span text:style-name="T9">í</text:span><text:span text:style-name="T3">nio</text:span><text:span text:style-name="T8">(y)</text:span></text:p>
        <text:p text:style-name="P22"><text:span text:style-name="T8">P</text:span><text:span text:style-name="T2">lanta(y)</text:span></text:p>
        <text:p text:style-name="P27"><text:span text:style-name="T2">&lt;CLASH&gt;</text:span></text:p>
        <text:p text:style-name="P7"><text:span text:style-name="T6">⨆-</text:span><text:span text:style-name="T14">Rule</text:span></text:p>
        <text:p text:style-name="P8"><text:span text:style-name="T6">∃</text:span><text:span text:style-name="T2">-</text:span><text:span text:style-name="T13">Rule</text:span></text:p>
        <text:p text:style-name="P3">“</text:p>
        <text:p text:style-name="P5"><text:span text:style-name="T2">⨅-</text:span><text:span text:style-name="T13">Rule</text:span></text:p>
        <text:p text:style-name="P2">“</text:p>
        <text:p text:style-name="P21"><text:span text:style-name="T2">∀</text:span><text:span text:style-name="T8">-</text:span><text:span text:style-name="T15">Rule</text:span></text:p>
        <text:p text:style-name="P26"/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sans-serif" svg:font-family="sans-serif"/>
    <style:font-face style:name="FreeSans1" svg:font-family="FreeSans" style:font-family-generic="swiss"/>
    <style:font-face style:name="Inconsolata" svg:font-family="Inconsolata" style:font-pitch="fixed"/>
    <style:font-face style:name="Latin Modern Roman Demi" svg:font-family="'Latin Modern Roman Demi'" style:font-pitch="variable"/>
    <style:font-face style:name="Latin Modern Roman Dunhill" svg:font-family="'Latin Modern Roman Dunhill'" style:font-pitch="variable"/>
    <style:font-face style:name="Lato" svg:font-family="Lato" style:font-pitch="variable"/>
    <style:font-face style:name="Lato Semibold" svg:font-family="'Lato Semibold'" style:font-adornments="Semibold" style:font-pitch="variable"/>
    <style:font-face style:name="Libre Baskerville" svg:font-family="'Libre Baskerville'" style:font-pitch="variable"/>
    <style:font-face style:name="TeX Gyre Schola" svg:font-family="'TeX Gyre Schola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JP Light" svg:font-family="'Noto Sans CJK JP Light'" style:font-family-generic="swiss" style:font-pitch="variable"/>
    <style:font-face style:name="Noto Sans CJK TC Black" svg:font-family="'Noto Sans CJK TC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7:15:12.949980265</meta:creation-date>
    <dc:date>2017-10-25T18:19:33.651731632</dc:date>
    <meta:editing-duration>PT23M38S</meta:editing-duration>
    <meta:editing-cycles>4</meta:editing-cycles>
    <meta:generator>LibreOffice/5.3.1.2$Linux_X86_64 LibreOffice_project/30m0$Build-2</meta:generator>
    <meta:document-statistic meta:table-count="0" meta:image-count="0" meta:object-count="0" meta:page-count="1" meta:paragraph-count="50" meta:word-count="276" meta:character-count="1882" meta:non-whitespace-character-count="1521"/>
  </office:meta>
</office:document-meta>
</file>